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Numbering_20_2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Numbering_20_2" style:list-style-name="Numbering_20_2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Numbering_20_2" style:list-style-name="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Numbering_20_2">
      <style:text-properties style:use-window-font-color="true" style:font-name="Arial" fo:font-size="11pt" fo:font-style="normal" style:text-underline-style="none" fo:font-weight="normal" officeooo:paragraph-rsid="000dc3c5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Numbering_20_2">
      <style:text-properties style:use-window-font-color="true" style:font-name="Arial" fo:font-size="11pt" fo:font-style="normal" style:text-underline-style="none" fo:font-weight="normal" officeooo:paragraph-rsid="000f61f7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Numbering_20_2">
      <style:text-properties style:use-window-font-color="true" style:font-name="Arial" fo:font-size="11pt" fo:font-style="normal" style:text-underline-style="none" fo:font-weight="normal" officeooo:rsid="000f61f7" officeooo:paragraph-rsid="000f61f7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Numbering_20_2" style:list-style-name="">
      <style:text-properties style:use-window-font-color="true" style:font-name="Arial" fo:font-size="11pt" fo:font-style="normal" style:text-underline-style="none" fo:font-weight="normal" officeooo:rsid="0010bdd8" officeooo:paragraph-rsid="0010bdd8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Numbering_20_2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Numbering_20_2" style:list-style-name="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Numbering_20_2" style:list-style-name="">
      <style:text-properties fo:color="#000000"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Numbering_20_2" style:list-style-name="">
      <style:text-properties fo:color="#0066b3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ad4d5"/>
    </style:style>
    <style:style style:name="T6" style:family="text">
      <style:text-properties officeooo:rsid="000c8fde"/>
    </style:style>
    <style:style style:name="T7" style:family="text">
      <style:text-properties fo:color="#0066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l protocol Ethernet</text:h>
      <text:list xml:id="list3391378518" text:style-name="Numbering_20_1">
        <text:list-item>
          <text:p text:style-name="Numbering_20_1"><text:span text:style-name="Strong_20_Emphasis">Trames Ethernet unicast.</text:span></text:p>
        </text:list-item>
      </text:list>
      <text:list xml:id="list3956665896" text:style-name="Numbering_20_2">
        <text:list-item>
          <text:p text:style-name="P2">Fes un ping a una ip coneguda i captura la comunicació amb el programa Wireshark. Guarda la captura en un fitxer de tipus libpcap de nom trames.pcap</text:p>
          <text:p text:style-name="Numbering_20_2">A partir dels paquets capturats, respon:</text:p>
        </text:list-item>
        <text:list-item>
          <text:p text:style-name="P2">Quina adreça MAC té la màquina a la qual has fet ping?</text:p>
        </text:list-item>
      </text:list>
      <text:p text:style-name="P12"/>
      <text:p text:style-name="P12">24:41:8c:8f:7a:82</text:p>
      <text:p text:style-name="P12"/>
      <text:list xml:id="list184331582167775" text:continue-numbering="true" text:style-name="Numbering_20_2">
        <text:list-item>
          <text:p text:style-name="P5">De quina marca és la NIC de la màquina a la qual has fet ping? Quins dígits hexadecimals ho determinen?</text:p>
          <text:p text:style-name="P5"><text:span text:style-name="T7"/></text:p>
          <text:p text:style-name="P5"><text:span text:style-name="T7">Destination: IntelCor_8f:7a:82</text:span></text:p>
        </text:list-item>
      </text:list>
      <text:p text:style-name="P12"/>
      <text:list xml:id="list184331817916494" text:continue-numbering="true" text:style-name="Numbering_20_2">
        <text:list-item>
          <text:p text:style-name="P2">Quina adreça MAC té la teva màquina?</text:p>
        </text:list-item>
      </text:list>
      <text:p text:style-name="P4"/>
      <text:p text:style-name="P12">00:d8:61:74:86:f5</text:p>
      <text:p text:style-name="P4"/>
      <text:list xml:id="list184333212373477" text:continue-numbering="true" text:style-name="Numbering_20_2">
        <text:list-item>
          <text:p text:style-name="P2">De quina marca és la NIC de la teva màquina? Quins dígits hexadecimals ho determinen?</text:p>
        </text:list-item>
      </text:list>
      <text:p text:style-name="P4"/>
      <text:p text:style-name="P12">Micro-St_74:86:f5</text:p>
      <text:p text:style-name="P4"/>
      <text:list xml:id="list184331369949584" text:continue-numbering="true" text:style-name="Numbering_20_2">
        <text:list-item>
          <text:p text:style-name="P2">Fes un diagrama de la capçalera d'una trama Ethernet genèrica i digues quins valors té el primer dels teus paques capturats.</text:p>
        </text:list-item>
      </text:list>
      <text:p text:style-name="P4"/>
      <text:p text:style-name="P4"/>
      <text:list xml:id="list184333017847006" text:continue-list="list3391378518" text:style-name="Numbering_20_1">
        <text:list-item>
          <text:p text:style-name="Numbering_20_1"><text:span text:style-name="Strong_20_Emphasis">Trames Ethernet broadcast.</text:span></text:p>
        </text:list-item>
      </text:list>
      <text:list xml:id="list184332530753539" text:continue-list="list184331369949584" text:style-name="Numbering_20_2">
        <text:list-item text:start-value="1">
          <text:p text:style-name="P2">Fes un ping a broadcast i captura la comunicació amb el programa Wireshark. Guarda la captura en un fitxer de tipus libpcap de nom tramesbr.pcap</text:p>
          <text:p text:style-name="P2">A partir dels paquets capturats, respon:</text:p>
        </text:list-item>
        <text:list-item>
          <text:p text:style-name="P2">Crea un filtre per tal de visualitzar les trames Ethernet que contenen els paquets ip que tu has enviat, no els que has rebut.</text:p>
        </text:list-item>
      </text:list>
      <text:p text:style-name="P4"/>
      <text:p text:style-name="P4"/>
      <text:p text:style-name="P4"/>
      <text:list xml:id="list184333186077945" text:continue-numbering="true" text:style-name="Numbering_20_2">
        <text:list-header>
          <text:p text:style-name="P2">A partir d'un dels paquets obtinguts aplicant el filtre de l'apartat b., respon: </text:p>
        </text:list-header>
        <text:list-item>
          <text:p text:style-name="P6">A quina adreça MAC va destinat el paquet? Què vol dir?</text:p>
          <text:p text:style-name="P6"><text:span text:style-name="T7"/></text:p>
          <text:p text:style-name="P6"><text:span text:style-name="T7">ff:ff:ff:ff:ff:ff</text:span></text:p>
        </text:list-item>
      </text:list>
      <text:p text:style-name="P8"><text:span text:style-name="T7">Esa dirección se refiere a todas las direcciones MAC de los dispositivos de la <text:s/>red.</text:span></text:p>
      <text:list xml:id="list184331631316434" text:continue-numbering="true" text:style-name="Numbering_20_2">
        <text:list-header>
          <text:p text:style-name="P7"><text:span text:style-name="T7"/></text:p>
        </text:list-header>
      </text:list>
      <text:p text:style-name="P4"/>
      <text:list xml:id="list184331935386903" text:continue-list="list184333017847006" text:style-name="Numbering_20_1">
        <text:list-item>
          <text:p text:style-name="Numbering_20_1"><text:span text:style-name="Strong_20_Emphasis">Construcció d'una trama unicast.</text:span></text:p>
          <text:p text:style-name="Numbering_20_1"><text:span text:style-name="Strong_20_Emphasis"><text:span text:style-name="T1">Els </text:span></text:span><text:span text:style-name="Strong_20_Emphasis"><text:span text:style-name="T2">switch </text:span></text:span><text:span text:style-name="Strong_20_Emphasis"><text:span text:style-name="T3">emmagatzemen a una taula les adreces MAC que </text:span></text:span><text:span text:style-name="Strong_20_Emphasis"><text:span text:style-name="T4">arriben</text:span></text:span><text:span text:style-name="Strong_20_Emphasis"><text:span text:style-name="T3"> per cada port (boca), la relacio desada és </text:span></text:span><text:span text:style-name="Strong_20_Emphasis"><text:span text:style-name="T2">MAC &lt;---&gt; número port</text:span></text:span><text:span text:style-name="Strong_20_Emphasis"><text:span text:style-name="T3"> . Fixem-nos que si el </text:span></text:span><text:span text:style-name="Strong_20_Emphasis"><text:span text:style-name="T2">pcX</text:span></text:span><text:span text:style-name="Strong_20_Emphasis"><text:span text:style-name="T3"> no ha enviat res al switch, aquest no té cap informació de la MAC d'aquest pcX. De manera que quan el switch ha d'enviar un paquet al </text:span></text:span><text:span text:style-name="Strong_20_Emphasis"><text:span text:style-name="T2">pcX</text:span></text:span><text:span text:style-name="Strong_20_Emphasis"><text:span text:style-name="T3"> no sap per quin port ho ha de fer. Com </text:span></text:span><text:soft-page-break/><text:span text:style-name="Strong_20_Emphasis"><text:span text:style-name="T3">ho soluciona això el switch ? Enviant aquest paquet per a tots els ports del switch. A més, hem de tenir en compte que aquesta informació caduca cada cert temps.</text:span></text:span></text:p>
        </text:list-item>
      </text:list>
      <text:list xml:id="list184332239308272" text:continue-list="list184331631316434" text:style-name="Numbering_20_2">
        <text:list-item text:start-value="1">
          <text:p text:style-name="P3">Amb el programa packETH crea un paquet ICMP que vagi d'un origen A a un destí B qualsevol, utilitzant MACS reals relacionades amb IP's reals. <text:s/>Observa des de C</text:p>
        </text:list-item>
        <text:list-item>
          <text:p text:style-name="P3">Amb el programa packETH crea un paquet ICMP que vagi d'un origen A a un destí B qualsevol, utilitzant MACS fictícies <text:span text:style-name="T6">(les IP's reals). </text:span>Observa des de C. Hi ha diferències entre estar o no la targeta en mode promiscu ?</text:p>
        </text:list-item>
        <text:list-item>
          <text:p text:style-name="P9">Torna a fer l'exercici anterior en mode promiscu. Què s'ha de fer perquè els paquets que crees amb MAC's fictícies (entre A i B) ja no les pugui veure una altre ordinador (C) amb wireshark ? <text:span text:style-name="T6">(se suposa que A i B es posen d'acord)</text:span></text:p>
        </text:list-item>
      </text:list>
      <text:list xml:id="list184332198732233" text:continue-list="list184331935386903" text:style-name="Numbering_20_1">
        <text:list-item>
          <text:p text:style-name="Numbering_20_1"><text:span text:style-name="Strong_20_Emphasis">Filtres</text:span></text:p>
        </text:list-item>
      </text:list>
      <text:list xml:id="list184332800766320" text:continue-list="list184332239308272" text:style-name="Numbering_20_2">
        <text:list-header>
          <text:p text:style-name="P9">Fes els següents filtres per al programa Wireshark (a nivell de la capa 2):</text:p>
        </text:list-header>
        <text:list-item text:start-value="1">
          <text:p text:style-name="P9">Capturar tots els paquets que no siguin de tipus ip</text:p>
        </text:list-item>
        <text:list-item>
          <text:p text:style-name="P9">Capturar tots els paquets que siguin de tipus ip i que provinguin de NICs de <text:span text:style-name="T5">FOXCONN</text:span></text:p>
        </text:list-item>
        <text:list-item>
          <text:p text:style-name="P9">Capturar tots els paquets de tipus ip que vagin dirigits a la nostra màquina.</text:p>
        </text:list-item>
        <text:list-item>
          <text:p text:style-name="P9">Capturar tots els paquets de tipus ip dirigits a la nostra màquina i tots els paquets dirigits a una adreça multicast.</text:p>
        </text:list-item>
        <text:list-item>
          <text:p text:style-name="P9">Mostra només trafic a la xarxa (192.168.0.x) entre estacions de treball i servidors, no Internet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>OBS1: És recomanable que feu un cop d'ull al següent enllaç</text:p>
      <text:p text:style-name="P10"><text:a xlink:type="simple" xlink:href="http://www.networksorcery.com/enp/protocol/IEEE8023.htm" text:style-name="Internet_20_link" text:visited-style-name="Visited_20_Internet_20_Link">http://www.networksorcery.com/enp/protocol/IEEE8023.htm</text:a></text:p>
      <text:p text:style-name="P10"/>
      <text:p text:style-name="P10">OBS2: Recordeu que per defecte Fedora ignora els pings a broadcast. Si volem canviar aquest comportament, com a root, hem de fer:</text:p>
      <text:p text:style-name="P11">echo 0 &gt;/proc/sys/net/ipv4/icmp_echo_ignore_broadcasts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margin-top="0cm" fo:margin-bottom="0cm" loext:contextual-spacing="false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">
        <style:list-level-properties text:min-label-width="0.4cm"/>
        <style:text-properties style:font-name="StarSymbol"/>
      </text:list-level-style-bullet>
      <text:list-level-style-bullet text:level="2" text:style-name="Bullet_20_Symbols" text:bullet-char="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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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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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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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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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6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ramirez</meta:initial-creator>
    <meta:creation-date>2007-11-08T19:20:47</meta:creation-date>
    <dc:date>2020-05-13T18:43:31.269396398</dc:date>
    <dc:language>ca-ES</dc:language>
    <meta:editing-cycles>35</meta:editing-cycles>
    <meta:editing-duration>PT2H9M24S</meta:editing-duration>
    <meta:document-statistic meta:table-count="0" meta:image-count="0" meta:object-count="0" meta:page-count="2" meta:paragraph-count="38" meta:word-count="601" meta:character-count="3307" meta:non-whitespace-character-count="2773"/>
    <meta:user-defined meta:name="Info 1"/>
    <meta:user-defined meta:name="Info 2"/>
    <meta:user-defined meta:name="Info 3"/>
    <meta:user-defined meta:name="Info 4"/>
  </office:meta>
</office:document-meta>
</file>